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8cm" fo:min-width="0.2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0.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4cm"/>
    </style:style>
    <style:style style:name="gr5" style:family="graphic" style:parent-style-name="objectwithoutfill">
      <style:graphic-properties svg:stroke-width="0.018cm" svg:stroke-color="#0000ff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15cm"/>
    </style:style>
    <style:style style:name="gr7" style:family="graphic" style:parent-style-name="objectwithoutfill">
      <style:graphic-properties draw:stroke="dash" draw:stroke-dash="Dashed_20__28_var_29_" svg:stroke-width="0.018cm" svg:stroke-color="#0099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25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1cm" svg:height="1.1cm" svg:x="7.6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1cm" svg:height="1.1cm" svg:x="9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1cm" svg:height="1.1cm" svg:x="11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13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18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1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0.6cm" svg:x="3.6cm" svg:y="8.2cm">
          <text:p text:style-name="P2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1.561cm" svg:y1="4.539cm" svg:x2="10.539cm" svg:y2="6.461cm" draw:start-shape="id1" draw:start-glue-point="7" draw:end-shape="id2" draw:end-glue-point="11" svg:d="M11561 4539l-1022 1922" svg:viewBox="0 0 1023 1923">
          <text:p/>
        </draw:connector>
        <draw:connector draw:style-name="gr5" draw:text-style-name="P4" draw:layer="layout" draw:type="line" svg:x1="9.761cm" svg:y1="7.239cm" svg:x2="8.7cm" svg:y2="7.85cm" draw:start-shape="id2" draw:start-glue-point="7" draw:end-shape="id3" draw:end-glue-point="10" svg:d="M9761 7239l-1061 611" svg:viewBox="0 0 1062 612">
          <text:p/>
        </draw:connector>
        <draw:connector draw:style-name="gr5" draw:text-style-name="P4" draw:layer="layout" draw:type="line" svg:x1="7.6cm" svg:y1="7.85cm" svg:x2="5.1cm" svg:y2="7.65cm" draw:start-shape="id3" draw:start-glue-point="6" draw:end-shape="id4" draw:end-glue-point="1" svg:d="M7600 7850l-2500-200" svg:viewBox="0 0 2501 201">
          <text:p/>
        </draw:connector>
        <draw:line draw:style-name="gr5" draw:text-style-name="P4" draw:layer="layout" svg:x1="14.8cm" svg:y1="7.748cm" svg:x2="17cm" svg:y2="7.748cm">
          <text:p/>
        </draw:line>
        <draw:frame draw:style-name="gr6" draw:text-style-name="P5" draw:layer="layout" svg:width="2.915cm" svg:height="0.721cm" svg:x="16.885cm" svg:y="7.4cm">
          <draw:text-box>
            <text:p><text:span text:style-name="T2">Routing path</text:span></text:p>
          </draw:text-box>
        </draw:frame>
        <draw:connector draw:style-name="gr7" draw:text-style-name="P4" draw:layer="layout" draw:type="curve" svg:x1="11.4cm" svg:y1="4.15cm" svg:x2="4.45cm" svg:y2="7.1cm" draw:start-shape="id1" draw:start-glue-point="6" draw:end-shape="id4" draw:end-glue-point="0" svg:d="M11400 4150c-4634 0-6950 983-6950 2950" svg:viewBox="0 0 6951 2951">
          <text:p/>
        </draw:connector>
        <draw:frame draw:style-name="gr8" draw:text-style-name="P5" draw:layer="layout" svg:width="1.027cm" svg:height="0.822cm" svg:x="7.673cm" svg:y="4.378cm">
          <draw:text-box>
            <text:p><text:span text:style-name="T3">t</text:span><text:span text:style-name="T4">e2e</text:span></text:p>
          </draw:text-box>
        </draw:frame>
        <draw:frame draw:style-name="gr9" draw:text-style-name="P5" draw:layer="layout" svg:width="0.756cm" svg:height="0.822cm" svg:x="10.4cm" svg:y="4.8cm">
          <draw:text-box>
            <text:p><text:span text:style-name="T3">t</text:span><text:span text:style-name="T4">1</text:span></text:p>
          </draw:text-box>
        </draw:frame>
        <draw:frame draw:style-name="gr9" draw:text-style-name="P5" draw:layer="layout" svg:width="0.756cm" svg:height="0.822cm" svg:x="9.144cm" svg:y="7.3cm">
          <draw:text-box>
            <text:p><text:span text:style-name="T3">t</text:span><text:span text:style-name="T4">2</text:span></text:p>
          </draw:text-box>
        </draw:frame>
        <draw:frame draw:style-name="gr9" draw:text-style-name="P5" draw:layer="layout" svg:width="0.756cm" svg:height="0.822cm" svg:x="6.7cm" svg:y="7cm">
          <draw:text-box>
            <text:p><text:span text:style-name="T3">t</text:span><text:span text:style-name="T4">3</text:span></text:p>
          </draw:text-box>
        </draw:frame>
        <draw:custom-shape draw:style-name="gr1" draw:text-style-name="P1" draw:layer="layout" svg:width="1.1cm" svg:height="1.1cm" svg:x="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15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5:56:40.035288961</meta:creation-date>
    <dc:date>2017-05-09T14:57:15.710866374</dc:date>
    <meta:editing-duration>PT30M58S</meta:editing-duration>
    <meta:editing-cycles>2</meta:editing-cycles>
    <meta:generator>LibreOffice/5.3.2.2$Linux_X86_64 LibreOffice_project/30m0$Build-2</meta:generator>
    <meta:document-statistic meta:object-count="21"/>
  </office:meta>
</office:document-meta>
</file>